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text-indent="1.501cm" style:auto-text-indent="false" fo:background-color="#ffffff" style:writing-mode="lr-tb"/>
      <style:text-properties officeooo:paragraph-rsid="001d2fda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end" style:justify-single-word="false" fo:orphans="0" fo:widows="0" fo:text-indent="1.501cm" style:auto-text-indent="false" fo:background-color="#ffffff" style:writing-mode="lr-tb"/>
      <style:text-properties officeooo:paragraph-rsid="001d2fda"/>
    </style:style>
    <style:style style:name="P3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end" style:justify-single-word="false" fo:orphans="0" fo:widows="0" fo:text-indent="1.501cm" style:auto-text-indent="false" fo:background-color="#ffffff" style:writing-mode="lr-tb"/>
      <style:text-properties style:font-name="Times New Roman1" fo:font-size="14pt" officeooo:paragraph-rsid="001d2fda" style:font-name-asian="Times New Roman2" style:font-size-asian="14pt" style:language-asian="ru" style:country-asian="RU" style:font-size-complex="14pt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end" style:justify-single-word="false" fo:orphans="0" fo:widows="0" fo:background-color="#ffffff" style:writing-mode="lr-tb"/>
      <style:text-properties officeooo:paragraph-rsid="001d2fda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background-color="#ffffff" style:writing-mode="lr-tb"/>
      <style:text-properties officeooo:paragraph-rsid="001d2fda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end" style:justify-single-word="false" fo:orphans="0" fo:widows="0" fo:text-indent="0.101cm" style:auto-text-indent="false" fo:background-color="#ffffff" style:writing-mode="lr-tb"/>
      <style:text-properties style:font-name="Times New Roman1" fo:font-size="14pt" officeooo:paragraph-rsid="001d2fda" style:font-name-asian="Times New Roman2" style:font-size-asian="14pt" style:language-asian="ru" style:country-asian="RU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text-indent="1.501cm" style:auto-text-indent="false" fo:background-color="#ffffff" style:writing-mode="lr-tb"/>
      <style:text-properties style:font-name="Times New Roman1" fo:font-size="14pt" officeooo:paragraph-rsid="001d2fda" style:font-name-asian="Times New Roman2" style:font-size-asian="14pt" style:language-asian="ru" style:country-asian="RU" style:font-size-complex="14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text-indent="1.501cm" style:auto-text-indent="false" fo:background-color="#ffffff" style:writing-mode="lr-tb"/>
      <style:text-properties style:font-name="Times New Roman1" fo:font-size="14pt" fo:font-weight="bold" officeooo:paragraph-rsid="001d2fda" style:font-name-asian="Times New Roman2" style:font-size-asian="14pt" style:language-asian="ru" style:country-asian="RU" style:font-weight-asian="bold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writing-mode="lr-tb"/>
      <style:text-properties officeooo:paragraph-rsid="001d2fd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font-name="Times New Roman1" fo:font-size="14pt" officeooo:paragraph-rsid="001d2fda" style:font-name-asian="Times New Roman2" style:font-size-asian="14pt" style:language-asian="ru" style:country-asian="RU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writing-mode="lr-tb"/>
      <style:text-properties officeooo:paragraph-rsid="001d2fd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writing-mode="lr-tb"/>
      <style:text-properties fo:color="#000000" loext:opacity="100%" style:font-name="Times New Roman1" fo:font-size="14pt" officeooo:paragraph-rsid="001d2fda" style:font-name-asian="Times New Roman2" style:font-size-asian="14pt" style:language-asian="ru" style:country-asian="RU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officeooo:paragraph-rsid="001d2fd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paragraph-rsid="001d2fd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1" fo:font-size="14pt" officeooo:paragraph-rsid="001d2fda" style:font-name-asian="Times New Roman2" style:font-size-asian="14pt" style:language-asian="ru" style:country-asian="RU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writing-mode="lr-tb"/>
      <style:text-properties style:font-name="Times New Roman1" fo:font-size="14pt" officeooo:paragraph-rsid="001d2fda" style:font-name-asian="Times New Roman2" style:font-size-asian="14pt" style:language-asian="ru" style:country-asian="RU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text-indent="1.609cm" style:auto-text-indent="false" style:writing-mode="lr-tb"/>
      <style:text-properties style:font-name="Times New Roman1" fo:font-size="14pt" fo:font-weight="bold" officeooo:paragraph-rsid="001d2fda" style:font-name-asian="Times New Roman2" style:font-size-asian="14pt" style:language-asian="ru" style:country-asian="RU" style:font-weight-asian="bold" style:font-size-complex="12pt"/>
    </style:style>
    <style:style style:name="P18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center" style:justify-single-word="false" fo:orphans="0" fo:widows="0" fo:background-color="#ffffff"/>
      <style:text-properties style:font-name="Times New Roman1" fo:font-size="14pt" fo:font-weight="normal" officeooo:paragraph-rsid="001d2fda" style:font-name-asian="Times New Roman2" style:font-size-asian="14pt" style:language-asian="ru" style:country-asian="RU" style:font-weight-asian="normal" style:font-size-complex="14pt" style:font-weight-complex="normal"/>
    </style:style>
    <style:style style:name="P19" style:family="paragraph" style:parent-style-name="Title">
      <style:text-properties fo:color="#ffa6a6" loext:opacity="100%"/>
    </style:style>
    <style:style style:name="P20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center" style:justify-single-word="false" fo:orphans="0" fo:widows="0" fo:background-color="#ffffff"/>
      <style:text-properties style:font-name="Times New Roman1" fo:font-size="14pt" fo:font-weight="bold" officeooo:paragraph-rsid="001d2fda" style:font-name-asian="Times New Roman2" style:font-size-asian="14pt" style:language-asian="ru" style:country-asian="RU" style:font-weight-asian="bold" style:font-size-complex="14pt"/>
    </style:style>
    <style:style style:name="P21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center" style:justify-single-word="false" fo:orphans="0" fo:widows="0" fo:background-color="#ffffff"/>
      <style:text-properties style:font-name="Times New Roman1" fo:font-size="14pt" fo:font-weight="bold" officeooo:paragraph-rsid="0016be4e" style:font-name-asian="Times New Roman2" style:font-size-asian="14pt" style:language-asian="ru" style:country-asian="RU" style:font-weight-asian="bold" style:font-size-complex="14pt"/>
    </style:style>
    <style:style style:name="P22" style:family="paragraph" style:parent-style-name="Text_20_body" style:master-page-name="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1.3cm" style:auto-text-indent="false" style:page-number="auto" fo:background-color="#ffffff"/>
      <style:text-properties fo:color="#000000" loext:opacity="100%" style:font-name="Times New Roman" fo:font-size="14pt" fo:font-weight="normal" officeooo:paragraph-rsid="0016be4e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23" style:family="paragraph" style:parent-style-name="Text_20_body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1.3cm" style:auto-text-indent="false" fo:background-color="#ffffff"/>
      <style:text-properties fo:color="#000000" loext:opacity="100%" style:font-name="Times New Roman" fo:font-size="14pt" fo:font-weight="normal" officeooo:paragraph-rsid="0016be4e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24" style:family="paragraph" style:parent-style-name="Text_20_body" style:list-style-name="L1" style:master-page-name="">
      <loext:graphic-properties draw:fill="none" draw:fill-color="#ffffff"/>
      <style:paragraph-properties fo:margin-left="0cm" fo:margin-right="0cm" fo:margin-top="0cm" fo:margin-bottom="0.247cm" style:contextual-spacing="false" fo:line-height="150%" fo:orphans="0" fo:widows="0" fo:text-indent="1.3cm" style:auto-text-indent="false" style:page-number="auto" fo:background-color="transparent" style:writing-mode="lr-tb"/>
      <style:text-properties fo:color="#000000" loext:opacity="100%" style:font-name="Times New Roman" fo:font-size="14pt" fo:font-weight="normal" officeooo:paragraph-rsid="0016be4e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2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47cm" style:contextual-spacing="false" fo:line-height="150%" fo:orphans="0" fo:widows="0" fo:text-indent="1.3cm" style:auto-text-indent="false" fo:background-color="transparent" style:writing-mode="lr-tb"/>
      <style:text-properties fo:color="#000000" loext:opacity="100%" style:font-name="Times New Roman" fo:font-size="14pt" fo:font-weight="normal" officeooo:paragraph-rsid="0016be4e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2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50%" fo:orphans="0" fo:widows="0" fo:text-indent="1.3cm" style:auto-text-indent="false" fo:background-color="transparent" style:writing-mode="lr-tb"/>
      <style:text-properties fo:color="#000000" loext:opacity="100%" style:font-name="Times New Roman" fo:font-size="14pt" fo:font-weight="normal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27" style:family="paragraph" style:parent-style-name="Text_20_body" style:list-style-name="L1">
      <loext:graphic-properties draw:fill="none" draw:fill-color="#ffffff"/>
      <style:paragraph-properties fo:margin-left="0cm" fo:margin-right="0cm" fo:line-height="150%" fo:orphans="0" fo:widows="0" fo:text-indent="1.3cm" style:auto-text-indent="false" fo:background-color="transparent" style:writing-mode="lr-tb"/>
      <style:text-properties fo:color="#000000" loext:opacity="100%" style:font-name="Times New Roman" fo:font-size="14pt" fo:font-weight="normal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28" style:family="paragraph" style:parent-style-name="Text_20_body" style:master-page-name="">
      <loext:graphic-properties draw:fill="solid" draw:fill-color="#ffffff"/>
      <style:paragraph-properties fo:margin-left="0cm" fo:margin-right="0cm" fo:margin-top="0cm" fo:margin-bottom="0cm" style:contextual-spacing="false" fo:line-height="150%" fo:orphans="0" fo:widows="0" fo:text-indent="1.3cm" style:auto-text-indent="false" style:page-number="auto" fo:background-color="#ffffff" style:writing-mode="lr-tb"/>
      <style:text-properties fo:color="#000000" loext:opacity="100%" style:font-name="Times New Roman" fo:font-size="14pt" fo:font-weight="normal" officeooo:paragraph-rsid="0016be4e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29" style:family="paragraph" style:parent-style-name="Text_20_body">
      <loext:graphic-properties draw:fill="solid" draw:fill-color="#ffffff"/>
      <style:paragraph-properties fo:margin-left="0cm" fo:margin-right="0cm" fo:margin-top="0cm" fo:margin-bottom="0cm" style:contextual-spacing="false" fo:line-height="150%" fo:orphans="0" fo:widows="0" fo:text-indent="1.3cm" style:auto-text-indent="false" fo:background-color="#ffffff" style:writing-mode="lr-tb"/>
      <style:text-properties fo:color="#000000" loext:opacity="100%" style:font-name="Times New Roman" fo:font-size="14pt" fo:font-weight="normal" officeooo:paragraph-rsid="001816f4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30" style:family="paragraph" style:parent-style-name="Text_20_body">
      <loext:graphic-properties draw:fill="solid" draw:fill-color="#ffffff"/>
      <style:paragraph-properties fo:margin-left="0cm" fo:margin-right="0cm" fo:margin-top="0cm" fo:margin-bottom="0cm" style:contextual-spacing="false" fo:line-height="150%" fo:orphans="0" fo:widows="0" fo:text-indent="1.3cm" style:auto-text-indent="false" fo:background-color="#ffffff" style:writing-mode="lr-tb"/>
      <style:text-properties fo:color="#000000" loext:opacity="100%" style:font-name="Times New Roman" fo:font-size="14pt" fo:font-weight="normal" officeooo:paragraph-rsid="0016be4e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50%" fo:orphans="0" fo:widows="0" fo:text-indent="1.3cm" style:auto-text-indent="false" style:writing-mode="lr-tb"/>
      <style:text-properties fo:color="#000000" loext:opacity="100%" style:font-name="Times New Roman" fo:font-size="14pt" fo:font-weight="normal" officeooo:paragraph-rsid="0016be4e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32" style:family="paragraph" style:parent-style-name="Text_20_body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1.199cm" style:auto-text-indent="false" fo:background-color="#ffffff"/>
      <style:text-properties style:font-name="Times New Roman" fo:font-size="14pt" fo:font-weight="normal" officeooo:paragraph-rsid="0016be4e" style:font-name-asian="Times New Roman2" style:font-size-asian="14pt" style:language-asian="ru" style:country-asian="RU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orphans="0" fo:widows="0" fo:text-indent="1.3cm" style:auto-text-indent="false" style:writing-mode="lr-tb"/>
      <style:text-properties fo:color="#000000" loext:opacity="100%" style:font-name="sans-serif" fo:font-size="14pt" fo:font-weight="normal" officeooo:paragraph-rsid="0016be4e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orphans="0" fo:widows="0" fo:text-indent="1.3cm" style:auto-text-indent="false"/>
      <style:text-properties fo:color="#000000" loext:opacity="100%" style:font-name="Times New Roman" fo:font-size="14pt" fo:font-weight="bold" officeooo:paragraph-rsid="0016be4e" fo:background-color="transparent" style:font-name-asian="Times New Roman2" style:font-size-asian="14pt" style:language-asian="ru" style:country-asian="RU" style:font-weight-asian="bold" style:font-size-complex="14pt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50%" fo:orphans="0" fo:widows="0" fo:text-indent="1.3cm" style:auto-text-indent="false"/>
      <style:text-properties fo:color="#000000" loext:opacity="100%" style:font-name="Times New Roman" fo:font-size="14pt" fo:font-weight="normal" officeooo:paragraph-rsid="00173170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50%" fo:orphans="0" fo:widows="0" fo:text-indent="1.3cm" style:auto-text-indent="false"/>
      <style:text-properties fo:color="#000000" loext:opacity="100%" style:font-name="Times New Roman" fo:font-size="14pt" fo:font-weight="bold" officeooo:rsid="00173170" officeooo:paragraph-rsid="00173170" fo:background-color="transparent" style:font-name-asian="Times New Roman2" style:font-size-asian="14pt" style:language-asian="ru" style:country-asian="RU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orphans="0" fo:widows="0" fo:text-indent="0cm" style:auto-text-indent="false"/>
      <style:text-properties fo:color="#000000" loext:opacity="100%" style:font-name="Times New Roman" fo:font-size="14pt" fo:font-weight="bold" officeooo:rsid="00173170" officeooo:paragraph-rsid="00173170" fo:background-color="transparent" style:font-name-asian="Times New Roman2" style:font-size-asian="14pt" style:language-asian="ru" style:country-asian="RU" style:font-weight-asian="bold" style:font-size-complex="14pt" style:font-weight-complex="bold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orphans="0" fo:widows="0" fo:text-indent="1.3cm" style:auto-text-indent="false" style:page-number="auto" fo:background-color="transparent"/>
      <style:text-properties fo:color="#000000" loext:opacity="100%" style:font-name="Times New Roman" fo:font-size="14pt" fo:font-weight="normal" officeooo:rsid="00173170" officeooo:paragraph-rsid="00173170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39" style:family="paragraph" style:parent-style-name="Text_20_body" style:list-style-name="L2" style:master-page-name="">
      <loext:graphic-properties draw:fill="none"/>
      <style:paragraph-properties fo:margin-left="0cm" fo:margin-right="0cm" fo:line-height="150%" fo:orphans="0" fo:widows="0" fo:text-indent="1.3cm" style:auto-text-indent="false" style:page-number="auto" fo:background-color="transparent" style:writing-mode="lr-tb"/>
      <style:text-properties fo:color="#000000" loext:opacity="100%" style:font-name="Times New Roman" fo:font-size="14pt" fo:font-weight="bold" officeooo:rsid="00173170" style:font-name-asian="Times New Roman2" style:font-size-asian="14pt" style:language-asian="ru" style:country-asian="RU" style:font-weight-asian="bold" style:font-size-complex="14pt" style:font-weight-complex="bold"/>
    </style:style>
    <style:style style:name="P40" style:family="paragraph" style:parent-style-name="Text_20_body" style:list-style-name="L2">
      <loext:graphic-properties draw:fill="none"/>
      <style:paragraph-properties fo:margin-left="0cm" fo:margin-right="0cm" fo:line-height="150%" fo:orphans="0" fo:widows="0" fo:text-indent="1.3cm" style:auto-text-indent="false" fo:background-color="transparent" style:writing-mode="lr-tb"/>
      <style:text-properties fo:color="#000000" loext:opacity="100%" style:font-name="Times New Roman" fo:font-size="14pt" fo:font-weight="bold" officeooo:rsid="00173170" style:font-name-asian="Times New Roman2" style:font-size-asian="14pt" style:language-asian="ru" style:country-asian="RU" style:font-weight-asian="bold" style:font-size-complex="14pt" style:font-weight-complex="bold"/>
    </style:style>
    <style:style style:name="P41" style:family="paragraph" style:parent-style-name="Text_20_body" style:list-style-name="L2">
      <loext:graphic-properties draw:fill="none"/>
      <style:paragraph-properties fo:margin-left="0cm" fo:margin-right="0cm" fo:line-height="150%" fo:orphans="0" fo:widows="0" fo:text-indent="1.3cm" style:auto-text-indent="false" fo:background-color="transparent" style:writing-mode="lr-tb"/>
      <style:text-properties fo:color="#000000" loext:opacity="100%" style:font-name="Times New Roman" fo:font-size="14pt" fo:font-weight="normal" officeooo:rsid="00173170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42" style:family="paragraph" style:parent-style-name="Heading_20_3">
      <style:paragraph-properties fo:margin-left="0cm" fo:margin-right="0cm" fo:margin-top="0cm" fo:margin-bottom="0cm" style:contextual-spacing="false" fo:line-height="150%" fo:orphans="0" fo:widows="0" fo:text-indent="1.3cm" style:auto-text-indent="false"/>
      <style:text-properties fo:color="#000000" loext:opacity="100%" style:font-name="Times New Roman" fo:font-size="14pt" fo:font-weight="bold" officeooo:rsid="00173170" officeooo:paragraph-rsid="00173170" fo:background-color="transparent" style:font-name-asian="Times New Roman2" style:font-size-asian="14pt" style:language-asian="ru" style:country-asian="RU" style:font-weight-asian="bold" style:font-size-complex="14pt" style:font-weight-complex="bold"/>
    </style:style>
    <style:style style:name="P43" style:family="paragraph" style:parent-style-name="Text_20_body">
      <style:paragraph-properties fo:margin-left="0cm" fo:margin-right="0cm" fo:line-height="150%" fo:orphans="0" fo:widows="0" fo:text-indent="0cm" style:auto-text-indent="false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44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style:page-number="auto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45" style:family="paragraph" style:parent-style-name="Text_20_body" style:list-style-name="L3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46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199cm" style:auto-text-indent="false" style:page-number="auto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47" style:family="paragraph" style:parent-style-name="Text_20_body" style:list-style-name="L4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199cm" style:auto-text-indent="false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48" style:family="paragraph" style:parent-style-name="Text_20_body">
      <style:paragraph-properties fo:margin-left="0cm" fo:margin-right="0cm" fo:line-height="150%" fo:orphans="0" fo:widows="0" fo:text-indent="0cm" style:auto-text-indent="false" style:writing-mode="lr-tb"/>
      <style:text-properties fo:color="#000000" loext:opacity="100%" style:font-name="Times New Roman" fo:font-size="14pt" fo:font-weight="normal" officeooo:rsid="00173170" style:font-name-asian="Times New Roman2" style:font-size-asian="14pt" style:language-asian="ru" style:country-asian="RU" style:font-weight-asian="normal" style:font-size-complex="14pt" style:font-weight-complex="normal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50%" fo:orphans="0" fo:widows="0" fo:text-indent="1.3cm" style:auto-text-indent="false"/>
      <style:text-properties fo:color="#000000" loext:opacity="100%" style:font-name="Times New Roman" fo:font-size="14pt" fo:font-weight="normal" officeooo:rsid="00173170" officeooo:paragraph-rsid="00173170" fo:background-color="transparent" style:font-name-asian="Times New Roman2" style:font-size-asian="14pt" style:language-asian="ru" style:country-asian="RU" style:font-weight-asian="normal" style:font-size-complex="14pt" style:font-weight-complex="normal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199cm" style:auto-text-indent="false" style:page-number="auto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51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style:page-number="auto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52" style:family="paragraph" style:parent-style-name="Text_20_body" style:list-style-name="L5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199cm" style:auto-text-indent="false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54" style:family="paragraph" style:parent-style-name="Heading_20_3" style:master-page-name="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style:page-number="auto" fo:background-color="transparent" fo:keep-with-next="always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5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style:page-number="auto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56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199cm" style:auto-text-indent="false" style:page-number="auto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57" style:family="paragraph" style:parent-style-name="Text_20_body" style:list-style-name="L6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199cm" style:auto-text-indent="false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58" style:family="paragraph" style:parent-style-name="Heading_20_2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orphans="0" fo:widows="0" fo:text-indent="1.199cm" style:auto-text-indent="false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orphans="0" fo:widows="0" fo:text-indent="1.199cm" style:auto-text-indent="false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61" style:family="paragraph" style:parent-style-name="Heading_20_2">
      <style:paragraph-properties fo:margin-left="0cm" fo:margin-right="0cm" fo:margin-top="0cm" fo:margin-bottom="0.499cm" style:contextual-spacing="false" fo:line-height="150%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4pt" fo:font-weight="bold" officeooo:rsid="00173170" style:font-name-asian="Times New Roman2" style:font-size-asian="14pt" style:language-asian="ru" style:country-asian="RU" style:font-weight-asian="bold" style:font-size-complex="14pt" style:font-weight-complex="bold"/>
    </style:style>
    <style:style style:name="P62" style:family="paragraph" style:parent-style-name="Text_20_body" style:list-style-name="L7" style:master-page-name="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style:page-number="auto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63" style:family="paragraph" style:parent-style-name="Text_20_body" style:list-style-name="L7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fo:background-color="transparent" style:writing-mode="lr-tb"/>
      <style:text-properties fo:color="#000000" loext:opacity="100%" style:font-name="Times New Roman" fo:font-size="14pt" officeooo:rsid="00173170" style:font-name-asian="Times New Roman2" style:font-size-asian="14pt" style:language-asian="ru" style:country-asian="RU" style:font-size-complex="14pt"/>
    </style:style>
    <style:style style:name="P64" style:family="paragraph" style:parent-style-name="Text_20_body" style:list-style-name="L7">
      <loext:graphic-properties draw:fill="none"/>
      <style:paragraph-properties fo:margin-left="0cm" fo:margin-right="0cm" fo:margin-top="0cm" fo:margin-bottom="0.247cm" style:contextual-spacing="false" fo:line-height="150%" fo:orphans="0" fo:widows="0" fo:text-indent="1.3cm" style:auto-text-indent="false" fo:background-color="transparent" style:writing-mode="lr-tb"/>
      <style:text-properties style:font-name="Times New Roman" fo:font-size="14pt" style:font-name-asian="Times New Roman2" style:font-size-asian="14pt" style:language-asian="ru" style:country-asian="RU" style:font-size-complex="14pt"/>
    </style:style>
    <style:style style:name="T1" style:family="text">
      <style:text-properties style:font-name="Times New Roman1" fo:font-size="14pt" style:font-name-asian="Times New Roman2" style:font-size-asian="14pt" style:language-asian="ru" style:country-asian="RU" style:font-size-complex="14pt"/>
    </style:style>
    <style:style style:name="T2" style:family="text">
      <style:text-properties style:text-position="sub 58%" style:font-name="Times New Roman1" fo:font-size="14pt" style:font-name-asian="Times New Roman2" style:font-size-asian="14pt" style:language-asian="ru" style:country-asian="RU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/>
    </style:style>
    <style:style style:name="T4" style:family="text">
      <style:text-properties fo:color="#000000" loext:opacity="100%" style:font-name="Times New Roman1" fo:font-size="14pt" style:font-name-asian="Times New Roman2" style:font-size-asian="14pt" style:language-asian="ru" style:country-asian="RU" style:font-size-complex="14pt"/>
    </style:style>
    <style:style style:name="T5" style:family="text">
      <style:text-properties style:font-name="Times New Roman1" fo:font-size="12pt" style:font-name-asian="Times New Roman2" style:font-size-asian="12pt" style:language-asian="ru" style:country-asian="RU" style:font-size-complex="12pt"/>
    </style:style>
    <style:style style:name="T6" style:family="text">
      <style:text-properties fo:color="#ff0000" loext:opacity="100%" style:text-position="sub 58%" style:font-name="Times New Roman1" fo:font-size="14pt" style:font-name-asian="Times New Roman2" style:font-size-asian="14pt" style:language-asian="ru" style:country-asian="RU" style:font-size-complex="14pt"/>
    </style:style>
    <style:style style:name="T7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2pt"/>
    </style:style>
    <style:style style:name="T8" style:family="text">
      <style:text-properties officeooo:rsid="001816f4"/>
    </style:style>
    <style:style style:name="T9" style:family="text">
      <style:text-properties officeooo:rsid="0017317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9bcd" style:font-weight-asian="normal" style:font-weight-complex="normal"/>
    </style:style>
    <style:style style:name="T12" style:family="text">
      <style:text-properties fo:font-weight="normal" officeooo:rsid="0019dbc6" style:font-weight-asian="normal" style:font-weight-complex="normal"/>
    </style:style>
    <style:style style:name="T13" style:family="text">
      <style:text-properties officeooo:rsid="0019dbc6"/>
    </style:style>
    <style:style style:name="T14" style:family="text">
      <style:text-properties fo:color="#0000ff" loext:opacity="100%" style:text-underline-style="solid" style:text-underline-width="auto" style:text-underline-color="font-color"/>
    </style:style>
    <style:style style:name="T15" style:family="text">
      <style:text-properties fo:color="#000000" loext:opacity="100%" officeooo:rsid="00173170"/>
    </style:style>
    <style:style style:name="T16" style:family="text">
      <style:text-properties fo:color="#0000ff" loext:opacity="100%" style:text-underline-style="solid" style:text-underline-width="auto" style:text-underline-color="font-color" officeooo:rsid="00173170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 и науки Алтайского края</text:span></text:p>
      <text:p text:style-name="P1" loext:marker-style-name="T1"><text:span text:style-name="T1">КГБПОУ «Алтайская академия гостеприимства»</text:span></text:p>
      <text:p text:style-name="P2" loext:marker-style-name="T1"><text:span text:style-name="T1">____________________________________________________________</text:span></text:p>
      <text:p text:style-name="P3" loext:marker-style-name="T1"/>
      <text:p text:style-name="P4" loext:marker-style-name="T1"><text:span text:style-name="T1">Заведующий отделением</text:span></text:p>
      <text:p text:style-name="P4" loext:marker-style-name="T1"><text:span text:style-name="T1">индустрии питания</text:span></text:p>
      <text:p text:style-name="P4" loext:marker-style-name="T1"><text:span text:style-name="T1">_______________ Ю.В.Торопова</text:span></text:p>
      <text:p text:style-name="P5" loext:marker-style-name="T1"><text:span text:style-name="T1"><text:s text:c="43"/>(</text:span><text:span text:style-name="T2">подпись)</text:span></text:p>
      <text:p text:style-name="P4" loext:marker-style-name="T1"><text:span text:style-name="T1">«___»__________ <text:s/>2025 г.</text:span></text:p>
      <text:p text:style-name="P6" loext:marker-style-name="T1"/>
      <text:p text:style-name="P7" loext:marker-style-name="T1"/>
      <text:p text:style-name="P8" loext:marker-style-name="T3"/>
      <text:p text:style-name="P8" loext:marker-style-name="T3"/>
      <text:p text:style-name="P8" loext:marker-style-name="T3"/>
      <text:p text:style-name="P1" loext:marker-style-name="T3"><text:span text:style-name="T3">ИНДИВИДУАЛЬНЫЙ ПРОЕКТ</text:span></text:p>
      <text:p text:style-name="P7" loext:marker-style-name="T1"/>
      <text:p text:style-name="P9" loext:marker-style-name="T4"><text:span text:style-name="T1">на тему</text:span><text:span text:style-name="T4">: </text:span><text:span text:style-name="T1">«Онлайн технологии в обучении. Дистанционное обучение</text:span><text:span text:style-name="T5">»</text:span></text:p>
      <text:p text:style-name="P10" loext:marker-style-name="T4"/>
      <text:p text:style-name="P11" loext:marker-style-name="T1"><text:span text:style-name="T4">Дисциплина </text:span><text:span text:style-name="T1">Информатика</text:span></text:p>
      <text:p text:style-name="P12" loext:marker-style-name="T4"/>
      <text:p text:style-name="P13" loext:marker-style-name="T4"><text:span text:style-name="T4">Выполнила обучающаяся ________ «___»_­­­­__________</text:span><text:span text:style-name="T1">2025 г. О.В.Люкшенко</text:span></text:p>
      <text:p text:style-name="P13" loext:marker-style-name="T4"><text:span text:style-name="T4"><text:tab/><text:tab/><text:tab/><text:tab/><text:tab/></text:span><text:span text:style-name="T2">(подпись)</text:span><text:span text:style-name="T6"><text:tab/><text:tab/><text:tab/><text:tab/><text:tab/></text:span></text:p>
      <text:p text:style-name="P12" loext:marker-style-name="T4"/>
      <text:p text:style-name="P14" loext:marker-style-name="T1"><text:span text:style-name="T1">Профессия 43.02.09 Повар, кондитер</text:span></text:p>
      <text:p text:style-name="P10" loext:marker-style-name="T4"><text:bookmark text:name="_GoBack"/></text:p>
      <text:p text:style-name="P14" loext:marker-style-name="T1"><text:span text:style-name="T1">Группа Пк-2411</text:span></text:p>
      <text:p text:style-name="P12" loext:marker-style-name="T4"/>
      <text:p text:style-name="P14" loext:marker-style-name="T1"><text:span text:style-name="T4">Руководитель проекта _________ «___» </text:span><text:span text:style-name="T1">___________ 2025г. А.А.Москвитина</text:span></text:p>
      <text:p text:style-name="P14" loext:marker-style-name="T2"><text:span text:style-name="T1"><text:tab/><text:tab/><text:tab/><text:tab/></text:span><text:span text:style-name="T2">(подпись)<text:tab/><text:tab/><text:tab/><text:tab/><text:tab/></text:span></text:p>
      <text:p text:style-name="P15" loext:marker-style-name="T1"/>
      <text:p text:style-name="P14" loext:marker-style-name="T1"><text:span text:style-name="T1">Консультант проекта ___________ «___» _____________2025 г. И.А.Кочетова</text:span></text:p>
      <text:p text:style-name="P14" loext:marker-style-name="T2"><text:span text:style-name="T1"><text:tab/><text:tab/><text:tab/><text:tab/></text:span><text:span text:style-name="T2">(подпись)<text:tab/><text:tab/><text:tab/><text:tab/><text:tab/></text:span></text:p>
      <text:p text:style-name="P16" loext:marker-style-name="T1"/>
      <text:p text:style-name="P14" loext:marker-style-name="T1"><text:span text:style-name="T1">Работа защищена: «____» ____________ 2025г. <text:s text:c="12"/>___________________</text:span></text:p>
      <text:p text:style-name="P14" loext:marker-style-name="T2"><text:span text:style-name="T2"><text:tab/><text:tab/><text:tab/><text:tab/><text:tab/><text:tab/><text:tab/><text:tab/><text:tab/><text:tab/><text:tab/> (Оценка)</text:span></text:p>
      <text:p text:style-name="P16" loext:marker-style-name="T1"/>
      <text:p text:style-name="P17" loext:marker-style-name="T7"/>
      <text:p text:style-name="P17" loext:marker-style-name="T7"/>
      <text:p text:style-name="P17" loext:marker-style-name="T7"/>
      <text:p text:style-name="P17" loext:marker-style-name="T7"/>
      <text:p text:style-name="P17" loext:marker-style-name="T7"/>
      <text:p text:style-name="P17" loext:marker-style-name="T7"/>
      <text:p text:style-name="P17" loext:marker-style-name="T7"/>
      <text:p text:style-name="P17" loext:marker-style-name="T7"/>
      <text:p text:style-name="P18" loext:marker-style-name="T3">Барнаул 2025</text:p>
      <text:p text:style-name="P18" loext:marker-style-name="T3"><text:soft-page-break/></text:p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9">ТУТ БУДЕТ СОДЕРЖАНИЕ</text:p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><text:soft-page-break/></text:p>
      <text:p text:style-name="P20" loext:marker-style-name="T3">ВВЕДЕНИЕ</text:p>
      <text:p text:style-name="P21" loext:marker-style-name="T3"/>
      <text:p text:style-name="P22" loext:marker-style-name="T3">Актуальность: Онлайн-технологии стали неотъемлемой частью образования, особенно после роста дистанционного обучения, что подчеркивает их значимость в информатике. </text:p>
      <text:p text:style-name="P23" loext:marker-style-name="T3">Цель: Изучить влияние онлайн-технологий на образование через призму информатики. </text:p>
      <text:p text:style-name="P23" loext:marker-style-name="T3">Задачи: </text:p>
      <text:list text:style-name="L1">
        <text:list-item>
          <text:p text:style-name="P24">Определить понятие онлайн-обучения. </text:p>
        </text:list-item>
        <text:list-item>
          <text:p text:style-name="P25">Рассмотреть виды технологий. </text:p>
        </text:list-item>
        <text:list-item>
          <text:p text:style-name="P26">Выявить плюсы и минусы. </text:p>
        </text:list-item>
        <text:list-item>
          <text:p text:style-name="P26">Оценить влияние на образовательный процесс. </text:p>
        </text:list-item>
        <text:list-item>
          <text:p text:style-name="P27">Провести опрос или привести примеры.</text:p>
        </text:list-item>
      </text:list>
      <text:p text:style-name="P28">Объект: Онлайн-технологии в обучении. </text:p>
      <text:p text:style-name="P29">Предмет: техническое и образовательное воздействие <text:span text:style-name="T8">о</text:span>нлайн-технологи<text:span text:style-name="T8">й</text:span> в обучении. </text:p>
      <text:p text:style-name="P30">Гипотеза: Онлайн-технологии улучшают доступность обучения, но требуют высокого уровня цифровой грамотности.</text:p>
      <text:p text:style-name="P23" loext:marker-style-name="T3"/>
      <text:p text:style-name="P31"/>
      <text:p text:style-name="P32" loext:marker-style-name="T3"/>
      <text:p text:style-name="P32" loext:marker-style-name="T3"/>
      <text:p text:style-name="P32" loext:marker-style-name="T3"/>
      <text:p text:style-name="P32" loext:marker-style-name="T3"/>
      <text:p text:style-name="P32" loext:marker-style-name="T3"/>
      <text:p text:style-name="P32" loext:marker-style-name="T3"/>
      <text:p text:style-name="P33"/>
      <text:p text:style-name="P32" loext:marker-style-name="T3"/>
      <text:p text:style-name="P32" loext:marker-style-name="T3"><text:soft-page-break/></text:p>
      <text:p text:style-name="P32" loext:marker-style-name="T3"/>
      <text:p text:style-name="P34">1 Понятие онлайн-обучения и дистанционного обучения </text:p>
      <text:p text:style-name="P34"/>
      <text:p text:style-name="P35">Онлайн-обучение — это форма образования, при которой взаимодействие между преподавателями и обучающимися происходит через интернет с использованием цифровых технологий, таких как платформы для видеоконференций, системы управления обучением и алгоритмы адаптации учебных материалов.</text:p>
      <text:p text:style-name="P35"><text:span text:style-name="T9">Понятие д</text:span>истанционно<text:span text:style-name="T9">го</text:span> обучени<text:span text:style-name="T9">я</text:span> шире: оно включает любые методы обучения без физического присутствия в аудитории, от онлайн-курсов до традиционной переписки по почте. Оба подхода опираются на программное обеспечение для организации учебного процесса, компьютерные сети для передачи данных и инструменты анализа <text:span text:style-name="T9">и оценки</text:span> информации. Онлайн-обучение проявляется в синхронных форматах (вебинары, лекции в реальном времени) и асинхронных (записи уроков, тесты на платформах), а также гибридных моделях. Оно применяется в высшем образовании, <text:span text:style-name="T9">корпоративном обучении</text:span>, школьных программах и профессиональной подготовке, обеспечивая доступность для удаленных регионов и гибкость графика.</text:p>
      <text:p text:style-name="P35"/>
      <text:p text:style-name="P36">1.1 Виды онлайн-технологий в обучении</text:p>
      <text:p text:style-name="P37"/>
      <text:p text:style-name="P38">Онлайн технологии в образовании представляют собой совокупность цифровых инструментов и платформ, обеспечивающих организацию учебного процесса в дистанционном формате. В Российской Федерации активно применяются следующие виды онлайн технологий:</text:p>
      <text:list text:style-name="L2">
        <text:list-item>
          <text:p text:style-name="P39"><text:span text:style-name="Strong_20_Emphasis"><text:span text:style-name="T10">Платформы для дистанционного обучения.</text:span></text:span><text:span text:style-name="T10"> К ним относятся системы управления обучением (LMS), такие как Moodle, используемая в вузах и колледжах, и российские платформы, например, «Российская электронная школа» (РЭШ) и «Яндекс.Учебник». Эти платформы </text:span><text:soft-page-break/><text:span text:style-name="T10">позволяют размещать учебные материалы, проводить тестирование и отслеживать прогресс учащихся.</text:span></text:p>
        </text:list-item>
        <text:list-item>
          <text:p text:style-name="P40"><text:span text:style-name="Strong_20_Emphasis"><text:span text:style-name="T10">Видеоконференц-платформы.</text:span></text:span><text:span text:style-name="T10"> Инструменты, такие как Zoom и <text:s/>«Яндекс.Телемост», обеспечивают проведение лекций, семинаров и консультаций в реальном времени. Они поддерживают интерактивные функции, включая чаты, совместное использование экрана и виртуальные доски.</text:span></text:p>
        </text:list-item>
        <text:list-item>
          <text:p text:style-name="P40"><text:span text:style-name="Strong_20_Emphasis"><text:span text:style-name="T10">Массовые открытые онлайн-курсы.</text:span></text:span><text:span text:style-name="T10"> Платформы, такие как Stepik</text:span><text:span text:style-name="T11"> и</text:span><text:span text:style-name="T10"> «Открытое образование», предлагают курсы по различным дисциплинам. В России Stepik активно используется для профессиональной переподготовки и дополнительного образования.</text:span></text:p>
        </text:list-item>
        <text:list-item>
          <text:p text:style-name="P40"><text:span text:style-name="Strong_20_Emphasis"><text:span text:style-name="T10">Образовательные приложения.</text:span></text:span><text:span text:style-name="T10"> Мобильные приложения, такие как «Яндекс.Уроки», Quizlet и Skyeng, позволяют изучать предметы в интерактивной форме. Они особенно популярны среди школьников для подготовки к ЕГЭ и ОГЭ.</text:span></text:p>
          <text:p text:style-name="P41"/>
        </text:list-item>
      </text:list>
      <text:h text:style-name="P42" text:outline-level="3">1.2 Формы дистанционного обучения</text:h>
      <text:p text:style-name="P36"/>
      <text:p text:style-name="P43">Дистанционное обучение в России реализуется в нескольких формах, каждая из которых имеет свои особенности:</text:p>
      <text:list text:style-name="L3">
        <text:list-item>
          <text:p text:style-name="P44"><text:span text:style-name="Strong_20_Emphasis"><text:span text:style-name="T10">Синхронное обучение</text:span></text:span><text:span text:style-name="Strong_20_Emphasis">.</text:span> Проводится в реальном времени через видеоконференции (например, Zoom или «Яндекс.Телемост»). Учащиеся и преподаватели взаимодействуют непосредственно, что способствует активному обсуждению материала. Пример — онлайн-лекции в вузах или вебинары для школьников.</text:p>
        </text:list-item>
        <text:list-item>
          <text:p text:style-name="P45"><text:span text:style-name="Strong_20_Emphasis"><text:span text:style-name="T10">Асинхронное обучение.</text:span></text:span><text:span text:style-name="T10"> Предполагает самостоятельное изучение материалов, размещенных на платформах (РЭШ, Moodle). Студенты проходят курсы в удобное время, выполняя задания и тесты. Эта форма </text:span><text:soft-page-break/><text:span text:style-name="T10">популярна в дополнительном образовании.</text:span></text:p>
        </text:list-item>
        <text:list-item>
          <text:p text:style-name="P45"><text:span text:style-name="Strong_20_Emphasis"><text:span text:style-name="T10">Смешанное обучение.</text:span></text:span><text:span text:style-name="T10"> Комбинирует</text:span> очные занятия с онлайн-компонентами. Например, школьники могут посещать уроки в классе, а домашние задания выполнять через «Яндекс.Учебник». В вузах смешанное обучение используется для лабораторных работ и лекций.</text:p>
        </text:list-item>
      </text:list>
      <text:p text:style-name="P43">Синхронное обучение эффективно для поддержания дисциплины, но требует стабильного интернета. Асинхронное обучение предоставляет гибкость, но может снижать мотивацию. Смешанное обучение оптимально для российских школ, где инфраструктура позволяет сочетать форматы.</text:p>
      <text:p text:style-name="P43"/>
      <text:h text:style-name="P42" text:outline-level="3">1.3 Причины внедрения онлайн технологий в образование</text:h>
      <text:p text:style-name="P36"/>
      <text:p text:style-name="P43">Внедрение онлайн технологий в образование обусловлено рядом исторических, социальных и технологических факторов:</text:p>
      <text:list text:style-name="L4">
        <text:list-item>
          <text:p text:style-name="P46"><text:span text:style-name="Strong_20_Emphasis"><text:span text:style-name="T10">Исторические предпосылки.</text:span></text:span><text:span text:style-name="T10"> Развитие интернета в России с начала 2000-х годов создало основу для цифровизации образования. Пандемия COVID-19 в 2020 году ускорила переход школ и вузов к дистанционному формату, выявив потребность в цифровых решениях.</text:span></text:p>
        </text:list-item>
        <text:list-item>
          <text:p text:style-name="P47"><text:span text:style-name="Strong_20_Emphasis"><text:span text:style-name="T10">Социально-экономические факторы.</text:span></text:span><text:span text:style-name="T10"> Онлайн технологии повышают доступность образования для жителей удаленных регионов, таких как Сибирь или Дальний Восток, где традиционные школы могут быть недоступны. Кроме того, дистанционное обучение снижает затраты на транспорт и инфраструктуру.</text:span></text:p>
        </text:list-item>
        <text:list-item>
          <text:p text:style-name="P47"><text:span text:style-name="Strong_20_Emphasis"><text:span text:style-name="T10">Технологические факторы.</text:span></text:span><text:span text:style-name="T10"> Увеличение скорости интернета (в среднем 70 Мбит/с в городах России по данным 2024 года) и распространение доступных устройств (смартфоны, планшеты) сделали онлайн-обучение массовым. Развитие отечественных платформ, таких как РЭШ, соответствует государственной политике импортозамещения.</text:span></text:p>
        </text:list-item>
      </text:list>
      <text:p text:style-name="P48"><text:soft-page-break/>Эти факторы способствовали интеграции онлайн технологий в российскую систему образования, особенно в условиях реализации национального проекта «Образование».</text:p>
      <text:p text:style-name="P49"/>
      <text:h text:style-name="P42" text:outline-level="3">1.4 Проявления онлайн технологий в современном образовании</text:h>
      <text:p text:style-name="P49"/>
      <text:p text:style-name="P50">В России онлайн технологии активно применяются на всех уровнях образования:</text:p>
      <text:list text:style-name="L5">
        <text:list-item>
          <text:p text:style-name="P51"><text:span text:style-name="Strong_20_Emphasis"><text:span text:style-name="T10">Школьное образование.</text:span></text:span><text:span text:style-name="T10"> Платформы «Российская электронная школа» и «Яндекс.Учебник» предоставляют доступ к урокам, тестам и интерактивным заданиям. В 2023 году РЭШ использовали более 2 млн школьников. Однако в сельских школах доступ ограничен из-за слабой интернет-инфраструктуры.</text:span></text:p>
        </text:list-item>
        <text:list-item>
          <text:p text:style-name="P52"><text:span text:style-name="Strong_20_Emphasis"><text:span text:style-name="T10">Высшее образование.</text:span></text:span><text:span text:style-name="T10"> Вузы применяют Moodle и </text:span><text:span text:style-name="T12">Яндекс Телемост</text:span><text:span text:style-name="T10"> для лекций и семинаров. Например, НИУ ВШЭ и МГУ активно используют онлайн-курсы для студентов заочных отделений. Платформа «Открытое образование» предлагает более 1000 курсов от ведущих вузов.</text:span></text:p>
        </text:list-item>
        <text:list-item>
          <text:p text:style-name="P52"><text:span text:style-name="Strong_20_Emphasis"><text:span text:style-name="T10">Профессиональная переподготовка.</text:span></text:span><text:span text:style-name="T10"> Платформы Stepik и «Сферум» используются для повышения квалификации</text:span> педагогов и специалистов. В 2024 году более 500 тысяч учителей прошли курсы через «Сферум».</text:p>
        </text:list-item>
      </text:list>
      <text:p text:style-name="P50">Глобально наблюдается рост популярности <text:span text:style-name="T13">дистанционного образования</text:span>. В России <text:span text:style-name="T13">оно</text:span> применяется в адаптивных платформах, таких как «Яндекс.Учебник», для персонализации обучения. </text:p>
      <text:p text:style-name="P53"/>
      <text:h text:style-name="P54" text:outline-level="3">1.6 Недостатки и сложности дистанционного обучения</text:h>
      <text:p text:style-name="P53"/>
      <text:p text:style-name="P55">Несмотря на преимущества, дистанционное обучение связано с рядом <text:soft-page-break/>проблем:</text:p>
      <text:list text:style-name="L6">
        <text:list-item>
          <text:p text:style-name="P56"><text:span text:style-name="Strong_20_Emphasis"><text:span text:style-name="T10">Технические ограничения.</text:span></text:span><text:span text:style-name="T10"> Низкая скорость интернета в сельских районах (менее 10 Мбит/с в 15% регионов России в 2024 году) и отсутствие устройств у некоторых семей препятствуют полноценному обучению.</text:span></text:p>
        </text:list-item>
        <text:list-item>
          <text:p text:style-name="P57"><text:span text:style-name="Strong_20_Emphasis"><text:span text:style-name="T10">Снижение мотивации.</text:span></text:span><text:span text:style-name="T10"> Отсутствие прямого контакта с преподавателем и одноклассниками снижает дисциплину и интерес к учебе. Исследования 2023 года показали, что 30% школьников теряют мотивацию при асинхронном обучении.</text:span></text:p>
        </text:list-item>
        <text:list-item>
          <text:p text:style-name="P57"><text:span text:style-name="Strong_20_Emphasis"><text:span text:style-name="T10">Ограниченное социальное взаимодействие.</text:span></text:span><text:span text:style-name="T10"> Дистанционный формат снижает возможности для развития коммуникативных навыков, что особенно критично для подростков.</text:span></text:p>
        </text:list-item>
        <text:list-item>
          <text:p text:style-name="P57"><text:span text:style-name="Strong_20_Emphasis"><text:span text:style-name="T10">Проблемы с конфиденциальностью.</text:span></text:span><text:span text:style-name="T10"> И</text:span>спользование зарубежных платформ, таких как Zoom, создает риски утечки данных, что противоречит российскому законодательству о персональных данных.</text:p>
        </text:list-item>
      </text:list>
      <text:p text:style-name="P55">Для преодоления этих сложностей необходимы инвестиции в интернет-инфраструктуру, программы цифровой грамотности и разработка отечественных образовательных платформ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h text:style-name="P58" text:outline-level="2">ЗАКЛЮЧЕНИЕ</text:h>
      <text:p text:style-name="P59"/>
      <text:p text:style-name="P55">В данной работе были рассмотрены ключевые аспекты применения онлайн технологий в образовании и дистанционного обучения в Российской Федерации. Исследование показало, что онлайн технологии, такие как платформы управления обучением, видеоконференц-системы и массовые открытые онлайн-курсы, существенно изменили образовательный процесс, сделав его более доступным и гибким. Однако внедрение этих технологий сопровождается вызовами, включая цифровое неравенство, снижение мотивации учащихся и технические ограничения, особенно в сельских регионах.</text:p>
      <text:p text:style-name="P60">Анализ форм дистанционного обучения выявил их преимущества, такие как персонализация и экономия ресурсов, а также недостатки, включая ограниченное социальное взаимодействие и риски утечки данных. Причины внедрения онлайн технологий связаны с историческими, социально-экономическими и технологическими факторами, среди которых пандемия COVID-19 и государственная политика цифровизации образования сыграли ключевую роль. Проявления онлайн технологий в России демонстрируют как успехи, например, широкое использование «Российской электронной школы», так и проблемы, связанные с неравным доступом к интернету.</text:p>
      <text:p text:style-name="P60">Работа позволила глубже понять роль онлайн технологий в формировании современной образовательной среды и осознать личную ответственность за развитие цифровой грамотности. Дальнейшее изучение темы и активное участие в решении проблем цифрового неравенства могут способствовать созданию более эффективной системы образования, где каждый учащийся сможет реализовать свой потенциал независимо от географического положения или социального статуса.</text:p>
      <text:p text:style-name="P53"><text:soft-page-break/></text:p>
      <text:h text:style-name="P61" text:outline-level="2">СПИСОК ИСПОЛЬЗОВАННЫХ ИСТОЧНИКОВ</text:h>
      <text:list text:style-name="L7">
        <text:list-item>
          <text:p text:style-name="P62">Информационные технологии в образовании / Под ред. В. П. Тихомирова. – М.: Юрайт, 2021. – 320 с. – текст: печатный.</text:p>
        </text:list-item>
        <text:list-item>
          <text:p text:style-name="P63">Цифровизация образования: теория и практика / А. В. Уваров. – СПб.: Питер, 2023. – 280 с. – текст: печатный.</text:p>
        </text:list-item>
        <text:list-item>
          <text:p text:style-name="P63">Дистанционное обучение в России: тенденции и перспективы. – М.: Изд-во МГУ, 2022. – 200 с. – текст: печатный.</text:p>
        </text:list-item>
        <text:list-item>
          <text:p text:style-name="P63">Российская электронная школа: возможности и перспективы. – <text:s/><text:span text:style-name="T14">https://resh.edu.ru/about</text:span> (дата обращения: 10.03.2025) – текст: электронный.</text:p>
        </text:list-item>
        <text:list-item>
          <text:p text:style-name="P63">Онлайн-образование в России: вызовы и решения. – <text:s/><text:span text:style-name="T14">https://openedu.ru/news</text:span> (дата обращения: 11.03.2025) – текст: электронный.</text:p>
        </text:list-item>
        <text:list-item>
          <text:p text:style-name="P63">Яндекс.Учебник: технологии персонализированного обучения. – <text:span text:style-name="T14">https://education.yandex.ru</text:span> (дата обращения: 11.03.2025) – текст: электронный.</text:p>
        </text:list-item>
        <text:list-item>
          <text:p text:style-name="P63">Цифровое неравенство в образовании. – <text:span text:style-name="T14">https://cyberleninka.ru/article/n/tsifrovoe-neravenstvo</text:span> (дата обращения: 12.03.2025) – текст: электронный.</text:p>
        </text:list-item>
        <text:list-item>
          <text:p text:style-name="P63">Роль массовых открытых онлайн-курсов в современном образовании. – <text:span text:style-name="T14">https://stepik.org/about</text:span> (дата обращения: 12.03.2025) – текст: электронный.</text:p>
        </text:list-item>
        <text:list-item>
          <text:p text:style-name="P63">Технологии дистанционного обучения в школах России. – <text:span text:style-name="T14">https://sferum.ru/education</text:span> (дата обращения: 13.03.2025) – текст: электронный.</text:p>
        </text:list-item>
        <text:list-item>
          <text:p text:style-name="P64"><text:span text:style-name="T15">Искусственный интеллект в образовании: глобальные тренды. – </text:span><text:span text:style-name="T16">https://bigenc.ru/technology/ii-v-obrazovanii</text:span><text:span text:style-name="T15"> (дата обращения: 13.03.2025) – </text:span><text:soft-page-break/><text:span text:style-name="T15">текст: электронный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4T14:47:16.896439185</meta:creation-date>
    <meta:generator>LibreOffice/25.2.3.2$Linux_X86_64 LibreOffice_project/bbb074479178df812d175f709636b368952c2ce3</meta:generator>
    <dc:date>2025-05-14T18:23:33.816730857</dc:date>
    <meta:editing-duration>PT1H8M44S</meta:editing-duration>
    <meta:editing-cycles>6</meta:editing-cycles>
    <meta:document-statistic meta:table-count="0" meta:image-count="0" meta:object-count="0" meta:page-count="11" meta:paragraph-count="85" meta:word-count="1289" meta:character-count="11197" meta:non-whitespace-character-count="9890"/>
  </office:meta>
</office:document-meta>
</file>